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normal" officeooo:rsid="00129ff9" officeooo:paragraph-rsid="00129ff9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29ff9" officeooo:paragraph-rsid="00129ff9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55f65" officeooo:paragraph-rsid="00155f65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udio de mercado (dos fuentes, primaria (encuesta), secundaria (estudio internet))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57S</meta:editing-duration>
    <meta:editing-cycles>6</meta:editing-cycles>
    <meta:generator>LibreOffice/5.2.1.2$Windows_x86 LibreOffice_project/31dd62db80d4e60af04904455ec9c9219178d620</meta:generator>
    <dc:date>2016-11-30T08:30:51.945000000</dc:date>
    <meta:document-statistic meta:table-count="0" meta:image-count="0" meta:object-count="0" meta:page-count="1" meta:paragraph-count="1" meta:word-count="10" meta:character-count="84" meta:non-whitespace-character-count="75"/>
    <meta:user-defined meta:name="Info 1"/>
    <meta:user-defined meta:name="Info 2"/>
    <meta:user-defined meta:name="Info 3"/>
    <meta:user-defined meta:name="Info 4"/>
  </office:meta>
</office:document-meta>
</file>